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108e1" officeooo:paragraph-rsid="001108e1" style:font-size-asian="10pt" style:font-size-complex="10pt"/>
    </style:style>
    <style:style style:name="P2" style:family="paragraph" style:parent-style-name="Standard">
      <style:text-properties fo:font-size="10pt" officeooo:rsid="001108e1" officeooo:paragraph-rsid="001108e1" style:font-size-asian="10pt" style:font-size-complex="10pt"/>
    </style:style>
    <style:style style:name="P3" style:family="paragraph" style:parent-style-name="Standard">
      <style:text-properties fo:color="#ff3333" fo:font-size="10pt" officeooo:rsid="00124fe2" officeooo:paragraph-rsid="00124fe2" style:font-size-asian="10pt" style:font-size-complex="10pt"/>
    </style:style>
    <style:style style:name="T1" style:family="text">
      <style:text-properties officeooo:rsid="00124f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ou have turned on both Zernikes and Kolmogorov Turbulence. Would you like to turn one off?</text:p>
      <text:p text:style-name="P1">y/n : n</text:p>
      <text:p text:style-name="P1">make: circular COSINE pupil(1)</text:p>
      <text:p text:style-name="P1"/>
      <text:p text:style-name="P1">Pupil Mask Constructed</text:p>
      <text:p text:style-name="P1"/>
      <text:p text:style-name="P1">IrisAO Mirror Constructed</text:p>
      <text:p text:style-name="P1"/>
      <text:p text:style-name="P1">Using a Flat instead of the BMC</text:p>
      <text:p text:style-name="P1"/>
      <text:p text:style-name="P1">Injected Aberrations:</text:p>
      <text:p text:style-name="P1"><text:s text:c="4"/>n <text:s text:c="3"/>m <text:s text:c="4"/>Number_of_waves</text:p>
      <text:p text:style-name="P1"><text:s text:c="4"/>_ <text:s text:c="3"/>__ <text:s text:c="3"/>_______________</text:p>
      <text:p text:style-name="P1"><text:s text:c="4"/>1 <text:s text:c="3"/>-1 <text:s text:c="4"/>0.20746 <text:s text:c="6"/></text:p>
      <text:p text:style-name="P1"><text:s text:c="4"/>2 <text:s text:c="4"/>0 <text:s text:c="4"/>-0.2048 <text:s text:c="6"/></text:p>
      <text:p text:style-name="P1"><text:s text:c="4"/>3 <text:s text:c="4"/>3 <text:s text:c="4"/>0.42274 <text:s text:c="6"/></text:p>
      <text:p text:style-name="P1"><text:s text:c="4"/>3 <text:s text:c="4"/>1 <text:s text:c="3"/>-0.31564 <text:s text:c="6"/></text:p>
      <text:p text:style-name="P1">Rendering AOScreen Simulated Turbulence.</text:p>
      <text:p text:style-name="P1">Wind =</text:p>
      <text:p text:style-name="P1"><text:s text:c="5"/>4</text:p>
      <text:p text:style-name="P1"><text:s text:c="5"/>4</text:p>
      <text:p text:style-name="P1">expected_strehl =</text:p>
      <text:p text:style-name="P1"><text:s text:c="4"/>0.8781</text:p>
      <text:p text:style-name="P1">Making Fields</text:p>
      <text:p text:style-name="P1">Making Diffraction Limited PSF</text:p>
      <text:p text:style-name="P1"/>
      <text:p text:style-name="P1">Press Enter when figure is sized to liking</text:p>
      <text:p text:style-name="P1">Movie Calibration Complete</text:p>
      <text:p text:style-name="P1"/>
      <text:p text:style-name="P1">Initializing Data Cubes</text:p>
      <text:p text:style-name="P1"/>
      <text:p text:style-name="P1">Starting the loop</text:p>
      <text:p text:style-name="P1"/>
      <text:p text:style-name="P1">Loop #1 Approximate Strehl: 0.324064 </text:p>
      <text:p text:style-name="P1">Loop #2 Approximate Strehl: 0.324064 </text:p>
      <text:p text:style-name="P1">Loop #3 Approximate Strehl: 0.324064 </text:p>
      <text:p text:style-name="P1">Loop #4 Approximate Strehl: 0.324064 </text:p>
      <text:p text:style-name="P1">Loop #5 Approximate Strehl: 0.324064 </text:p>
      <text:p text:style-name="P1"/>
      <text:p text:style-name="P3">Loop Closes Here</text:p>
      <text:p text:style-name="P1">Loop #6 Approximate Strehl: 0.932898 </text:p>
      <text:p text:style-name="P1">Loop #7 Approximate Strehl: 0.976629 </text:p>
      <text:p text:style-name="P1">Loop #8 Approximate Strehl: 0.993957 </text:p>
      <text:p text:style-name="P1">Loop #9 Approximate Strehl: 0.995532 </text:p>
      <text:p text:style-name="P1">Loop #10 Approximate Strehl: 0.996117 </text:p>
      <text:p text:style-name="P1">Loop #11 Approximate Strehl: 0.996516 </text:p>
      <text:p text:style-name="P1">Loop #12 Approximate Strehl: 0.996647 </text:p>
      <text:p text:style-name="P1">Loop #13 Approximate Strehl: 0.996750 </text:p>
      <text:p text:style-name="P1">Loop #14 Approximate Strehl: 0.996890 </text:p>
      <text:p text:style-name="P1">Loop #15 Approximate Strehl: 0.996991 </text:p>
      <text:p text:style-name="P1">Loop #16 Approximate Strehl: 0.996879 </text:p>
      <text:p text:style-name="P1">Loop #17 Approximate Strehl: 0.997133 </text:p>
      <text:p text:style-name="P1"/>
      <text:p text:style-name="P3">Phase Screen Added Here</text:p>
      <text:p text:style-name="P1">Loop #18 Approximate Strehl: 0.194611 </text:p>
      <text:p text:style-name="P1">Loop #19 Approximate Strehl: 0.783580 </text:p>
      <text:p text:style-name="P1">Loop #20 Approximate Strehl: 0.867587 </text:p>
      <text:p text:style-name="P1">Loop #21 Approximate Strehl: 0.872484 </text:p>
      <text:p text:style-name="P1">Loop #22 Approximate Strehl: 0.873048 </text:p>
      <text:p text:style-name="P1"><text:soft-page-break/>Loop #23 Approximate Strehl: 0.868067 </text:p>
      <text:p text:style-name="P1">Loop #24 Approximate Strehl: 0.863059 </text:p>
      <text:p text:style-name="P1">Loop #25 Approximate Strehl: 0.855641 </text:p>
      <text:p text:style-name="P1">Loop #26 Approximate Strehl: 0.852633 </text:p>
      <text:p text:style-name="P1">Loop #27 Approximate Strehl: 0.854514 </text:p>
      <text:p text:style-name="P1">Loop #28 Approximate Strehl: 0.860390 </text:p>
      <text:p text:style-name="P1">Loop #29 Approximate Strehl: 0.870773 </text:p>
      <text:p text:style-name="P1">Loop #30 Approximate Strehl: 0.878142 </text:p>
      <text:p text:style-name="P1">Loop #31 Approximate Strehl: 0.881805 </text:p>
      <text:p text:style-name="P1">Loop #32 Approximate Strehl: 0.883013 </text:p>
      <text:p text:style-name="P1">Loop #33 Approximate Strehl: 0.882793 </text:p>
      <text:p text:style-name="P1">Loop #34 Approximate Strehl: 0.876488 </text:p>
      <text:p text:style-name="P1">Loop #35 Approximate Strehl: 0.867747 </text:p>
      <text:p text:style-name="P1"/>
      <text:p text:style-name="P3">Phase Screen Removed Here</text:p>
      <text:p text:style-name="P1">Loop #36 Approximate Strehl: 0.331695 </text:p>
      <text:p text:style-name="P1">Loop #37 Approximate Strehl: 0.810898 </text:p>
      <text:p text:style-name="P1">Loop #38 Approximate Strehl: 0.936237 </text:p>
      <text:p text:style-name="P1">Loop #39 Approximate Strehl: 0.976550 </text:p>
      <text:p text:style-name="P1">Loop #40 Approximate Strehl: 0.982929 </text:p>
      <text:p text:style-name="P1">Loop #41 Approximate Strehl: 0.986580 </text:p>
      <text:p text:style-name="P1">Loop #42 Approximate Strehl: 0.988327 </text:p>
      <text:p text:style-name="P1">Loop #43 Approximate Strehl: 0.989752 </text:p>
      <text:p text:style-name="P1">Loop #44 Approximate Strehl: 0.990612 </text:p>
      <text:p text:style-name="P1">Loop #45 Approximate Strehl: 0.991587 </text:p>
      <text:p text:style-name="P1">Loop #46 Approximate Strehl: 0.991761 </text:p>
      <text:p text:style-name="P1">Loop #47 Approximate Strehl: 0.992036 </text:p>
      <text:p text:style-name="P1">Loop #48 Approximate Strehl: 0.992465 </text:p>
      <text:p text:style-name="P1">Loop #49 Approximate Strehl: 0.992523 </text:p>
      <text:p text:style-name="P1">Loop #50 Approximate Strehl: 0.992464 </text:p>
      <text:p text:style-name="P1">Loop #51 Approximate Strehl: 0.992802 </text:p>
      <text:p text:style-name="P1">Loop #52 Approximate Strehl: 0.992512 </text:p>
      <text:p text:style-name="P1">Loop #53 Approximate Strehl: 0.992894 </text:p>
      <text:p text:style-name="P1">Loop #54 Approximate Strehl: 0.992088 </text:p>
      <text:p text:style-name="P1">Loop #55 Approximate Strehl: 0.992595 </text:p>
      <text:p text:style-name="P1">Loop #56 Approximate Strehl: 0.992700 </text:p>
      <text:p text:style-name="P1">Loop #57 Approximate Strehl: 0.992426 </text:p>
      <text:p text:style-name="P1">Loop #58 Approximate Strehl: 0.992422 </text:p>
      <text:p text:style-name="P1">Loop #59 Approximate Strehl: 0.992181 </text:p>
      <text:p text:style-name="P1">Loop #60 Approximate Strehl: 0.992453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5:08:07.439731077</meta:creation-date>
    <dc:date>2015-07-07T15:17:57.570290057</dc:date>
    <meta:editing-duration>PT6M42S</meta:editing-duration>
    <meta:editing-cycles>2</meta:editing-cycles>
    <meta:generator>LibreOffice/4.4.2.2$Linux_X86_64 LibreOffice_project/40m0$Build-2</meta:generator>
    <meta:document-statistic meta:table-count="0" meta:image-count="0" meta:object-count="0" meta:page-count="2" meta:paragraph-count="88" meta:word-count="401" meta:character-count="2978" meta:non-whitespace-character-count="2496"/>
  </office:meta>
</office:document-meta>
</file>